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aa1a" officeooo:paragraph-rsid="0010aa1a"/>
    </style:style>
    <style:style style:name="P2" style:family="paragraph" style:parent-style-name="Standard">
      <style:paragraph-properties fo:text-align="start" style:justify-single-word="false"/>
      <style:text-properties fo:font-size="14pt" officeooo:rsid="0010c4fc" officeooo:paragraph-rsid="0010c4fc"/>
    </style:style>
    <style:style style:name="P3" style:family="paragraph" style:parent-style-name="Standard">
      <style:paragraph-properties fo:text-align="center" style:justify-single-word="false"/>
      <style:text-properties fo:font-size="16pt" officeooo:rsid="0010aa1a" officeooo:paragraph-rsid="0010aa1a"/>
    </style:style>
    <style:style style:name="P4" style:family="paragraph" style:parent-style-name="Standard">
      <style:paragraph-properties fo:text-align="start" style:justify-single-word="false"/>
      <style:text-properties fo:font-size="16pt" officeooo:rsid="0010aa1a" officeooo:paragraph-rsid="0010aa1a"/>
    </style:style>
    <style:style style:name="P5" style:family="paragraph" style:parent-style-name="Standard">
      <style:paragraph-properties fo:text-align="start" style:justify-single-word="false"/>
      <style:text-properties fo:font-size="12pt" officeooo:rsid="0010c4fc" officeooo:paragraph-rsid="0010c4fc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1571a" officeooo:paragraph-rsid="0011571a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officeooo:rsid="0011571a" officeooo:paragraph-rsid="0011571a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officeooo:rsid="0010c4fc" officeooo:paragraph-rsid="0010c4fc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officeooo:rsid="0018b967" officeooo:paragraph-rsid="0018b967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italic" fo:font-weight="bold" officeooo:rsid="00156697" officeooo:paragraph-rsid="00156697" style:font-style-asian="italic" style:font-weight-asian="bold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1571a" officeooo:paragraph-rsid="00156697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56697" officeooo:paragraph-rsid="00156697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bold" officeooo:rsid="00156697" officeooo:paragraph-rsid="00156697" style:font-style-asian="normal" style:font-weight-asian="bold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32264" officeooo:paragraph-rsid="0013226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1571a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156697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1571a" officeooo:paragraph-rsid="0011571a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paragraph-rsid="0010c4fc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1508ce" officeooo:paragraph-rsid="001508ce" style:font-weight-asian="normal" style:font-weight-complex="normal"/>
    </style:style>
    <style:style style:name="T1" style:family="text">
      <style:text-properties fo:font-size="12pt"/>
    </style:style>
    <style:style style:name="T2" style:family="text">
      <style:text-properties fo:font-size="12pt" officeooo:rsid="0010c4fc"/>
    </style:style>
    <style:style style:name="T3" style:family="text">
      <style:text-properties fo:font-size="12pt" officeooo:rsid="0011571a"/>
    </style:style>
    <style:style style:name="T4" style:family="text">
      <style:text-properties fo:font-size="12pt" fo:font-weight="bold" officeooo:rsid="0017be6e" style:font-weight-asian="bold" style:font-weight-complex="bold"/>
    </style:style>
    <style:style style:name="T5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2pt" fo:font-style="normal" fo:font-weight="normal" officeooo:rsid="00156697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11571a" style:font-style-asian="normal" style:font-weight-asian="normal" style:font-style-complex="normal" style:font-weight-complex="normal"/>
    </style:style>
    <style:style style:name="T8" style:family="text">
      <style:text-properties fo:font-size="12pt" officeooo:rsid="0017be6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4pt" officeooo:rsid="0011571a"/>
    </style:style>
    <style:style style:name="T13" style:family="text">
      <style:text-properties officeooo:rsid="0013226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ciding Which Methods To Test</text:p>
      <text:p text:style-name="P3"/>
      <text:p text:style-name="P15"><text:span text:style-name="T12">Four Different Types of Methods</text:span></text:p>
      <text:list xml:id="list3081328171" text:style-name="L3">
        <text:list-item>
          <text:p text:style-name="P7"><text:span text:style-name="T9">Command</text:span>: Changes the observable state, but does not return a value.</text:p>
        </text:list-item>
        <text:list-item>
          <text:p text:style-name="P7"><text:span text:style-name="T9">Query</text:span>: Returns a result, but does not change the observable state.</text:p>
        </text:list-item>
        <text:list-item>
          <text:p text:style-name="P7"><text:span text:style-name="T9">Script</text:span>: Only calls other methods, usually without returning anything.</text:p>
        </text:list-item>
        <text:list-item>
          <text:p text:style-name="P7"><text:span text:style-name="T9">Looping Script</text:span>: Only calls other methods, usually without returning anything, and stops when certain conditions are met.</text:p>
        </text:list-item>
      </text:list>
      <text:p text:style-name="P4"/>
      <text:p text:style-name="P1"><text:s/>Methods that should always be tested</text:p>
      <text:list xml:id="list2383361662" text:style-name="L1">
        <text:list-item>
          <text:p text:style-name="P18"><text:span text:style-name="T2">Public </text:span><text:span text:style-name="T3">M</text:span><text:span text:style-name="T2">ethods</text:span><text:span text:style-name="T3"> or Public Query Methods</text:span></text:p>
          <text:list>
            <text:list-item>
              <text:p text:style-name="P17"><text:span text:style-name="T1">Any public method should be tested because they are the public interface. Command Methods should test the method's </text:span><text:span text:style-name="T5">action or side effect</text:span><text:span text:style-name="T1">. Query Methods should test the method's </text:span><text:span text:style-name="T5">return value</text:span><text:span text:style-name="T1">.</text:span><text:span text:style-name="T8"> </text:span><text:span text:style-name="T4">Public script methods</text:span><text:span text:style-name="T8"> do not need to be tested since methods within will be tested.</text:span></text:p>
            </text:list-item>
          </text:list>
        </text:list-item>
        <text:list-item>
          <text:p text:style-name="P8">Command or Query Methods</text:p>
          <text:list>
            <text:list-item>
              <text:p text:style-name="P6">Any command or query methods that are inside a public script or looping script method should be tested.<text:span text:style-name="T13"> Script and looping methods should be tested because they call other methods and are required to run the program. </text:span></text:p>
            </text:list-item>
          </text:list>
        </text:list-item>
        <text:list-item>
          <text:p text:style-name="P9">Methods with Outgoing Command</text:p>
          <text:list>
            <text:list-item>
              <text:p text:style-name="P14">Test that those command messages were <text:span text:style-name="T11">sent</text:span><text:span text:style-name="T15">.</text:span></text:p>
            </text:list-item>
          </text:list>
        </text:list-item>
        <text:list-item>
          <text:p text:style-name="P18"><text:span text:style-name="T2">A </text:span><text:span text:style-name="T3">L</text:span><text:span text:style-name="T2">ooping </text:span><text:span text:style-name="T3">S</text:span><text:span text:style-name="T2">cript</text:span></text:p>
          <text:list>
            <text:list-item>
              <text:p text:style-name="P19"><text:span text:style-name="T2">T</text:span><text:span text:style-name="T1">est the behavior of the method, such as stopping when certain conditions are met.</text:span></text:p>
            </text:list-item>
          </text:list>
        </text:list-item>
      </text:list>
      <text:p text:style-name="P5"/>
      <text:p text:style-name="P2">Methods that you do not need to tested</text:p>
      <text:list xml:id="list524475484" text:style-name="L2">
        <text:list-item>
          <text:p text:style-name="P11"><text:span text:style-name="T9">#initialize method</text:span></text:p>
          <text:list>
            <text:list-item>
              <text:p text:style-name="P16"><text:span text:style-name="T6">I</text:span><text:span text:style-name="T7">f it is only creating instance variables. However, if you call methods inside the initialize method, you may need to test #initialize and/or the inside methods. You will need to stub any inside methods because they will be called when you create an instance of the class.</text:span></text:p>
            </text:list-item>
          </text:list>
        </text:list-item>
        <text:list-item>
          <text:p text:style-name="P13"><text:span text:style-name="T10">Methods that only contain 'puts' or 'gets'</text:span></text:p>
          <text:list>
            <text:list-item>
              <text:p text:style-name="P13"><text:span text:style-name="T14">Those methods are well tested in the standard Ruby library.</text:span></text:p>
            </text:list-item>
          </text:list>
        </text:list-item>
        <text:list-item>
          <text:p text:style-name="P10">Private Methods</text:p>
          <text:list>
            <text:list-item>
              <text:p text:style-name="P12">These methods do not need to be tested because they should have test coverage in public methods. Some private methods may be calld inside a script or looping script method; <text:span text:style-name="T9">these methods should be tested publicly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2" meta:word-count="314" meta:character-count="1818" meta:non-whitespace-character-count="1542"/>
  </office:meta>
</office:document-meta>
</file>